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aa000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BookReferenceDiv_scrBook_scrBody"><text:span text:style-name="BookReferenceDiv"><text:variable-set text:name="Left_Guideword_L" text:display="none" text:formula="ooow:1 Pita 1" office:value-type="string" office:string-value="1 Pita 1"/></text:span>1 Pita</text:p>
        <text:p text:style-name="hideDiv_scrBook_scrBody"> </text:p>
        <text:p text:style-name="scrBook_scrBody"><text:span text:style-name="scrBookName_.bgt_scrBook_scrBody">1 Pita</text:span></text:p>
        <text:p text:style-name="TitleSecondary_.bgt_TitleMain_scrBook_scrBody">Sikeigna Na Letasi Nigna</text:p>
        <text:p text:style-name="TitleMain_scrBook_scrBody"><text:span text:style-name="span_.bgt_TitleMain_scrBook_scrBody"> Pita</text:span></text:p>
        <text:p text:style-name="IntroSectionHead_scrIntroSection_scrBook_scrBody"><text:span text:style-name="span_.bgt_IntroSectionHead_scrIntroSection_scrBook_scrBody">Na Titiono Eigna Na Letasi Iaani</text:span></text:p>
        <text:p text:style-name="IntroParagraph_scrIntroSection_scrBook_scrBody"><text:span text:style-name="span_.bgt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bgt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bgt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bgt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bgt_IntroSectionHead_scrIntroSection_scrBook_scrBody">Na Komi Fata Ke Nagho Kori Letasi Iaani:</text:span></text:p>
        <text:p text:style-name="IntroListItem1_scrIntroSection_scrBook_scrBody"><text:span text:style-name="span_.bgt_IntroListItem1_scrIntroSection_scrBook_scrBody">Na komi fata a God ke kaikalitia vanira nigna na komi tinoni (1:1-12)</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tinoni kena vaututuni kedana mono tabu (1:13--2:10)</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puhi na komi tinoni kiloau kedana leghura (2:11--4:19)</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velepuhi eidia arahai kena baubatu tadia na komi tinoni kiloau (5:1-14)</text:span><text:variable-set text:name="Left_Guideword_L" text:display="none" text:formula="ooow:1 Pita 1" office:value-type="string" office:string-value="1 Pita 1"/></text:p>
        <text:section text:style-name="Sect_columns" text:name="Sect_columns">
          <text:p text:style-name="ChapterNumber1"><text:span text:style-name="ChapterNumber_.bgt_Paragraph1_scrSection_columns_scrBook_scrBody">1</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bgt_Paragraph1_scrSection_columns_scrBook_scrBody"> <text:span text:style-name="VerseNumber_.bgt_Paragraph1_scrSection_columns_scrBook_scrBody"> 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bgt_SectionHeadMinor_scrSection_columns_scrBook_scrBody">Ighita Katida Pitua Na Komi Fata Ke Kaikalitia Vanighita A God</text:span></text:p>
          <text:p text:style-name="Paragraph_scrSection_columns_scrBook_scrBody"><text:span text:style-name="span_.bgt_Paragraph_scrSection_columns_scrBook_scrBody"> <text:span text:style-name="VerseNumber_.bgt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bgt_Paragraph_scrSection_columns_scrBook_scrBody"> <text:span text:style-name="VerseNumber_.bgt_Paragraph_scrSection_columns_scrBook_scrBody"> 4 </text:span>Ikageeni ighita kati pitua na komi fata ke toke a God ke kaikaliti vanira nigna na komi tinoni. Imanea ke kalitira na komi fata iraani i popo, tagna keda boi boto ba dika, keana keda talu mono thovohaliu. </text:span><text:span text:style-name="span_.bgt_Paragraph_scrSection_columns_scrBook_scrBody"> <text:span text:style-name="VerseNumber_.bgt_Paragraph_scrSection_columns_scrBook_scrBody"> 5 </text:span>Na vunegna ighamu koti vaututunia a God, imanea keda sokara peoghamu kori nigna na mana me ghieghilei jufu mai na vagougovui maghavu. Kori vido iangeni imanea keda vahavighamu. </text:span><text:span text:style-name="span_.bgt_Paragraph_scrSection_columns_scrBook_scrBody"> <text:span text:style-name="VerseNumber_.bgt_Paragraph_scrSection_columns_scrBook_scrBody"> 6 </text:span>Ighamu koti totogo hutu puala eigna na komi fata irangeni. Toke kotida dikahehe sina ghathi vido iso eigna na komi thagi papara ke padaghamu ikageeni, ighamu koti totogo eigna na komi fata ke toke a God ke eia vanighamu. </text:span><text:span text:style-name="span_.bgt_Paragraph_scrSection_columns_scrBook_scrBody"> <text:span text:style-name="VerseNumber_.bgt_Paragraph_scrSection_columns_scrBook_scrBody"> 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 </text:span><text:span text:style-name="span_.bgt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 text:c="1"/><text:span text:style-name="span_.bgt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bgt_Paragraph_scrSection_columns_scrBook_scrBody"> <text:span text:style-name="VerseNumber_.bgt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bgt_Paragraph_scrSection_columns_scrBook_scrBody"> <text:span text:style-name="VerseNumber_.bgt_Paragraph_scrSection_columns_scrBook_scrBody"> 9 </text:span>Na tabamiu eigna koti vaututunia a Jisas Krais, na vahavighamugna a God ke eia.</text:span></text:p>
          <text:p text:style-name="Paragraph_scrSection_columns_scrBook_scrBody"><text:span text:style-name="span_.bgt_Paragraph_scrSection_columns_scrBook_scrBody"> <text:span text:style-name="VerseNumber_.bgt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bgt_Paragraph_scrSection_columns_scrBook_scrBody"> <text:span text:style-name="VerseNumber_.bgt_Paragraph_scrSection_columns_scrBook_scrBody"> 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bgt_SectionHeadMinor_scrSection_columns_scrBook_scrBody">God Ke Magnahaghinighita Katida Mono Tabu</text:span></text:p>
          <text:p text:style-name="Paragraph_scrSection_columns_scrBook_scrBody"><text:span text:style-name="span_.bgt_Paragraph_scrSection_columns_scrBook_scrBody"> <text:span text:style-name="VerseNumber_.bgt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bgt_Paragraph_scrSection_columns_scrBook_scrBody"> <text:span text:style-name="VerseNumber_.bgt_Paragraph_scrSection_columns_scrBook_scrBody"> 14 </text:span>Na vunegna ighamu ara dathegna a God moti leghua, oti saghoi eia na komi puhi ke dika koti magnahaghinia na eiagna kori vido koti boi adoa mua a God. </text:span><text:span text:style-name="span_.bgt_Paragraph_scrSection_columns_scrBook_scrBody"> <text:span text:style-name="VerseNumber_.bgt_Paragraph_scrSection_columns_scrBook_scrBody"> 15 </text:span>Keana ikageeni, na havimiu keda pukuni tabu, eigna a God ke vahighamu ke tabu. </text:span><text:span text:style-name="span_.bgt_Paragraph_scrSection_columns_scrBook_scrBody"> <text:span text:style-name="VerseNumber_.bgt_Paragraph_scrSection_columns_scrBook_scrBody"> 16 </text:span>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 </text:span><text:span text:style-name="span_.bgt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bgt_Paragraph_scrSection_columns_scrBook_scrBody"> <text:span text:style-name="VerseNumber_.bgt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bgt_Paragraph_scrSection_columns_scrBook_scrBody"> <text:span text:style-name="VerseNumber_.bgt_Paragraph_scrSection_columns_scrBook_scrBody"> 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bgt_Paragraph_scrSection_columns_scrBook_scrBody"> <text:span text:style-name="VerseNumber_.bgt_Paragraph_scrSection_columns_scrBook_scrBody"> 19 </text:span>Imanea ke volighamu au tagna na fata ke nagho vano, na pukuni ghaughabuagna a Krais. A Krais ke vaghagna sina dathei sip kena havughaghia ke teo sa fata ke dika itagna. </text:span><text:span text:style-name="span_.bgt_Paragraph_scrSection_columns_scrBook_scrBody"> <text:span text:style-name="VerseNumber_.bgt_Paragraph_scrSection_columns_scrBook_scrBody"> 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bgt_Paragraph_scrSection_columns_scrBook_scrBody"> <text:span text:style-name="VerseNumber_.bgt_Paragraph_scrSection_columns_scrBook_scrBody"> 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bgt_Paragraph_scrSection_columns_scrBook_scrBody"> <text:span text:style-name="VerseNumber_.bgt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bgt_Paragraph_scrSection_columns_scrBook_scrBody"> <text:span text:style-name="VerseNumber_.bgt_Paragraph_scrSection_columns_scrBook_scrBody"> 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bgt_Paragraph_scrSection_columns_scrBook_scrBody"> <text:span text:style-name="VerseNumber_.bgt_Paragraph_scrSection_columns_scrBook_scrBody"> 24 </text:span>Na komi Rioriso ke Tabu kena velea,</text:span></text:p>
          <text:p text:style-name="Line1_scrSection_columns_scrBook_scrBody"><text:span text:style-name="span_.bgt_Line1_scrSection_columns_scrBook_scrBody">“Na komi tinoni kena vaghagna na buburu,</text:span></text:p>
          <text:p text:style-name="Line1_scrSection_columns_scrBook_scrBody"><text:span text:style-name="span_.bgt_Line1_scrSection_columns_scrBook_scrBody">ma na dodorodia ke toke ke vaghagna na komi falaoa.</text:span></text:p>
          <text:p text:style-name="Line1_scrSection_columns_scrBook_scrBody"><text:span text:style-name="span_.bgt_Line1_scrSection_columns_scrBook_scrBody">Na buburu ke gho'e ma na komi falaoa kena sikili horu,</text:span></text:p>
          <text:p text:style-name="Line1_scrSection_columns_scrBook_scrBody"><text:span text:style-name="span_.bgt_Line1_scrSection_columns_scrBook_scrBody"> <text:span text:style-name="VerseNumber_.bgt_Line1_scrSection_columns_scrBook_scrBody">  25 </text:span>kari na haghoregna a Lod ke mono thovohaliu.”</text:span><text:note text:id="ftn3" text:note-class="footnote"><text:note-citation text:label=" "> </text:note-citation><text:note-body><text:p text:style-name="NoteCrossHYPHENReferenceParagraph"><text:span text:style-name="NoteCrossHYPHENReferenceParagraph..footnote-marker">125 = </text:span><text:span text:style-name="span_.bgt_NoteCrossHYPHENReferenceParagraph_Line1_scrSection_columns_scrBook_scrBody">Aesaea 40:6-8</text:span></text:p></text:note-body></text:note></text:p>
          <text:p text:style-name="ParagraphContinuation_scrSection_columns_scrBook_scrBody"><text:span text:style-name="span_.bgt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A Krais Na Naghoi Ghahira</text:span></text:p>
          <text:p text:style-name="ChapterNumber1"><text:span text:style-name="ChapterNumber_.bgt_Paragraph1_scrSection_columns_scrBook_scrBody">2</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bgt_Paragraph1_scrSection_columns_scrBook_scrBody"> <text:span text:style-name="VerseNumber_.bgt_Paragraph1_scrSection_columns_scrBook_scrBody"> 2 </text:span>Oti vaghagna na komi meomeo kena eu havi kena rofo mena haga susuu ghadia. Oti rofo eigna na haghoregna a God eigna nimiu na vaututuni keda heta, ma a God keda vahavighamu. </text:span><text:span text:style-name="span_.bgt_Paragraph1_scrSection_columns_scrBook_scrBody"> <text:span text:style-name="VerseNumber_.bgt_Paragraph1_scrSection_columns_scrBook_scrBody"> 3 </text:span>Oti eia vaghagna iaani eigna koti reghia ghohi kori havimiu a Lod ke eia na komi fata ke toke vanighamu.</text:span></text:p>
          <text:p text:style-name="Paragraph_scrSection_columns_scrBook_scrBody"><text:span text:style-name="span_.bgt_Paragraph_scrSection_columns_scrBook_scrBody"> <text:span text:style-name="VerseNumber_.bgt_Paragraph_scrSection_columns_scrBook_scrBody">  4 </text:span>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 </text:span><text:span text:style-name="Emphasis_.bgt_NoteGeneralParagraph_Paragraph_scrSection_columns_scrBook_scrBody">Na naghoi ghahira kori hidigna na vathe:</text:span><text:span text:style-name="span_.bgt_NoteGeneralParagraph_Paragraph_scrSection_columns_scrBook_scrBody"> Reghia kori Diksonari.</text:span></text:p></text:note-body></text:note><text:s text:c="1"/><text:span text:style-name="span_.bgt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bgt_Paragraph_scrSection_columns_scrBook_scrBody"> <text:span text:style-name="VerseNumber_.bgt_Paragraph_scrSection_columns_scrBook_scrBody"> 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bgt_Paragraph_scrSection_columns_scrBook_scrBody"> <text:span text:style-name="VerseNumber_.bgt_Paragraph_scrSection_columns_scrBook_scrBody"> 6 </text:span>Iaani ke vaghagna na hava a God ke velea ke mono tadia na komi Rioriso ke Tabu,</text:span></text:p>
          <text:p text:style-name="Line1_scrSection_columns_scrBook_scrBody"><text:span text:style-name="span_.bgt_Line1_scrSection_columns_scrBook_scrBody">“I Jerusalem, inau ku tutua sina ghahira kori hidigna na vathe.</text:span></text:p>
          <text:p text:style-name="Line1_scrSection_columns_scrBook_scrBody"><text:span text:style-name="span_.bgt_Line1_scrSection_columns_scrBook_scrBody">Inau ku vahia na ghahira iangeni eigna keda na naghoi ghahira.</text:span></text:p>
          <text:p text:style-name="Line1_scrSection_columns_scrBook_scrBody"><text:span text:style-name="span_.bgt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footnote-marker">26 = </text:span><text:span text:style-name="span_.bgt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bgt_ParagraphContinuation_scrSection_columns_scrBook_scrBody"> <text:span text:style-name="VerseNumber_.bgt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bgt_Line1_scrSection_columns_scrBook_scrBody">“Na ghahira kena boi magnahaghinia mara kena agutu vathe,</text:span></text:p>
          <text:p text:style-name="Line1_scrSection_columns_scrBook_scrBody"><text:span text:style-name="span_.bgt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footnote-marker">27 = </text:span><text:span text:style-name="span_.bgt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bgt_ParagraphContinuation_scrSection_columns_scrBook_scrBody"> <text:span text:style-name="VerseNumber_.bgt_ParagraphContinuation_scrSection_columns_scrBook_scrBody">  8 </text:span>Na komi Rioriso ke Tabu kena velea mua,</text:span></text:p>
          <text:p text:style-name="Line1_scrSection_columns_scrBook_scrBody"><text:span text:style-name="span_.bgt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footnote-marker">28 = </text:span><text:span text:style-name="span_.bgt_NoteCrossHYPHENReferenceParagraph_Line1_scrSection_columns_scrBook_scrBody">Aesaea 8:14</text:span></text:p></text:note-body></text:note></text:p>
          <text:p text:style-name="ParagraphContinuation_scrSection_columns_scrBook_scrBody"><text:span text:style-name="span_.bgt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bgt_Paragraph_scrSection_columns_scrBook_scrBody"> <text:span text:style-name="VerseNumber_.bgt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bgt_Paragraph_scrSection_columns_scrBook_scrBody"> <text:span text:style-name="VerseNumber_.bgt_Paragraph_scrSection_columns_scrBook_scrBody"> 10 </text:span>I hau, ighamu boi na komi tinoni nigna a God, kari ikageeni ighamu na nigna imanea. I hau a God ke boi rarovighamu, kari ikageeni imanea ke rarovighamu.</text:span></text:p>
          <text:p text:style-name="SectionHeadMinor_scrSection_columns_scrBook_scrBody"><text:span text:style-name="span_.bgt_SectionHeadMinor_scrSection_columns_scrBook_scrBody">Na Puhi Ke Nabadia Na Komi Tinoni Agutu Nigna A God</text:span></text:p>
          <text:p text:style-name="Paragraph_scrSection_columns_scrBook_scrBody"><text:span text:style-name="span_.bgt_Paragraph_scrSection_columns_scrBook_scrBody"> <text:span text:style-name="VerseNumber_.bgt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bgt_Paragraph_scrSection_columns_scrBook_scrBody"> <text:span text:style-name="VerseNumber_.bgt_Paragraph_scrSection_columns_scrBook_scrBody"> 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bgt_Paragraph_scrSection_columns_scrBook_scrBody"> <text:span text:style-name="VerseNumber_.bgt_Paragraph_scrSection_columns_scrBook_scrBody">  13 </text:span>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 </text:span><text:span text:style-name="Emphasis_.bgt_NoteGeneralParagraph_Paragraph_scrSection_columns_scrBook_scrBody">King gna i Rom:</text:span><text:span text:style-name="span_.bgt_NoteGeneralParagraph_Paragraph_scrSection_columns_scrBook_scrBody"> Reghia kori Diksonari.</text:span></text:p></text:note-body></text:note><text:s text:c="1"/><text:span text:style-name="span_.bgt_Paragraph_scrSection_columns_scrBook_scrBody"><text:bookmark-start text:name="feb825765-5914-46c8-ab5e-0ef07cb7a969"/><text:bookmark-end text:name="feb825765-5914-46c8-ab5e-0ef07cb7a969"/> eigna imanea ke vunaghi pungusira na komi tinoni gougovu. </text:span><text:span text:style-name="span_.bgt_Paragraph_scrSection_columns_scrBook_scrBody"> <text:span text:style-name="VerseNumber_.bgt_Paragraph_scrSection_columns_scrBook_scrBody"> 14 </text:span>Moti leghua mua na haghoredia na komi primia eigna na king ke vahira bali vaparara arahai kena eia na komi fata ke dika mena kilothabara arahai kena leghua na puhi ke jino. </text:span><text:span text:style-name="span_.bgt_Paragraph_scrSection_columns_scrBook_scrBody"> <text:span text:style-name="VerseNumber_.bgt_Paragraph_scrSection_columns_scrBook_scrBody"> 15 </text:span>God ke magnahaghinighamu kotida eia na komi fata ke toke eigna na komi tinoni kena hahi kedana soto na haghore diadikalaghamugna. </text:span><text:span text:style-name="span_.bgt_Paragraph_scrSection_columns_scrBook_scrBody"> <text:span text:style-name="VerseNumber_.bgt_Paragraph_scrSection_columns_scrBook_scrBody"> 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bgt_Paragraph_scrSection_columns_scrBook_scrBody"> <text:span text:style-name="VerseNumber_.bgt_Paragraph_scrSection_columns_scrBook_scrBody"> 17 </text:span>Oti ghaghana bohera na komi tinoni gougovu moti dothovira ara kulamiu kiloau. Ghaghana bohea a God moti ghaghana bohea mua na King gna i Rom.</text:span></text:p>
          <text:p text:style-name="SectionHeadMinor_scrSection_columns_scrBook_scrBody"><text:span text:style-name="span_.bgt_SectionHeadMinor_scrSection_columns_scrBook_scrBody">Leghua Na Puhigna A Krais Kori Papara</text:span></text:p>
          <text:p text:style-name="Paragraph_scrSection_columns_scrBook_scrBody"><text:span text:style-name="span_.bgt_Paragraph_scrSection_columns_scrBook_scrBody"> <text:span text:style-name="VerseNumber_.bgt_Paragraph_scrSection_columns_scrBook_scrBody">  18 </text:span>Ighamu na komi tinoni seka,</text:span><text:note text:id="ftn9" text:note-class="footnote"><text:note-citation text:label="†">†</text:note-citation><text:note-body><text:p text:style-name="NoteGeneralParagraph"><text:span text:style-name="NoteGeneralParagraph..footnote-marker">218 = </text:span><text:span text:style-name="Emphasis_.bgt_NoteGeneralParagraph_Paragraph_scrSection_columns_scrBook_scrBody">Tinoni seka: </text:span><text:span text:style-name="span_.bgt_NoteGeneralParagraph_Paragraph_scrSection_columns_scrBook_scrBody">Reghia kori Diksonari.</text:span></text:p></text:note-body></text:note><text:s text:c="1"/><text:span text:style-name="span_.bgt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bgt_Paragraph_scrSection_columns_scrBook_scrBody"> <text:span text:style-name="VerseNumber_.bgt_Paragraph_scrSection_columns_scrBook_scrBody"> 19 </text:span>Kekeha maghavu na komi vunaghimiu, toke kotida boi eia sa fata ke dika, imarea kena vaparaghamu. Gi kotida ghathapaku eigna koti togha hahalia a God kori vido kena vaparaghamu, a God keda totogo eimiu. </text:span><text:span text:style-name="span_.bgt_Paragraph_scrSection_columns_scrBook_scrBody"> <text:span text:style-name="VerseNumber_.bgt_Paragraph_scrSection_columns_scrBook_scrBody"> 20 </text:span>Keana, gi kotida ghathapaku kori vido kena thabuhighamu eigna na fata ke dika koti eia, a God keda boi totogo eimiu. A God keda totogo vamua gi kotida ghathapaku kori vido kena vaparaghamu eigna na fata ke toke koti eia. </text:span><text:span text:style-name="span_.bgt_Paragraph_scrSection_columns_scrBook_scrBody"> <text:span text:style-name="VerseNumber_.bgt_Paragraph_scrSection_columns_scrBook_scrBody"> 21 </text:span>A God ke kiloghamu eigna kotida papara vaghagna iangeni eigna a Krais ke papara eimiu ighamu me tateli vanighamu na puhi kotida leghua. </text:span><text:span text:style-name="span_.bgt_Paragraph_scrSection_columns_scrBook_scrBody"> <text:span text:style-name="VerseNumber_.bgt_Paragraph_scrSection_columns_scrBook_scrBody"> 22 </text:span>A Krais ke boi eia sa koakoa me teo sa piapilau ke au mai kori livogna. </text:span><text:span text:style-name="span_.bgt_Paragraph_scrSection_columns_scrBook_scrBody"> <text:span text:style-name="VerseNumber_.bgt_Paragraph_scrSection_columns_scrBook_scrBody"> 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bgt_Paragraph_scrSection_columns_scrBook_scrBody"> <text:span text:style-name="VerseNumber_.bgt_Paragraph_scrSection_columns_scrBook_scrBody"> 24 </text:span>Kori vido a Krais ke thehe kori ghaibabala, imanea ke hatia na komi paluhada kori tonogna eigna ighita katida taveti sania na koakoa mati mono hahali kori puhi ke jino. Na komi ngeso kori tonogna ke vajinoghamu kori matagna a God. </text:span><text:span text:style-name="span_.bgt_Paragraph_scrSection_columns_scrBook_scrBody"> <text:span text:style-name="VerseNumber_.bgt_Paragraph_scrSection_columns_scrBook_scrBody"> 25 </text:span>I hau, ighamu koti vaghagna na komi sip ke jefe kori hangana, kari ikageeni ighamu koti tabiru mai tagna ahai ke reireghighamu me kalitigham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Na Komi Tinoni Taulaghi</text:span></text:p>
          <text:p text:style-name="ChapterNumber1"><text:span text:style-name="ChapterNumber_.bgt_Paragraph1_scrSection_columns_scrBook_scrBody">3</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bgt_Paragraph1_scrSection_columns_scrBook_scrBody"> <text:span text:style-name="VerseNumber_.bgt_Paragraph1_scrSection_columns_scrBook_scrBody"> 2 </text:span>eigna imarea kedana reghi leghua na puhimiu ke jino mena reghia mua ighamu koti ghaghana bohea a God. </text:span><text:span text:style-name="span_.bgt_Paragraph1_scrSection_columns_scrBook_scrBody"> <text:span text:style-name="VerseNumber_.bgt_Paragraph1_scrSection_columns_scrBook_scrBody"> 3 </text:span>Boi na fata ke nagho na eiagna na komi fata bali vatoetokelaghagna na dodoromiu, vaghagna na pijiriagna na sesehumiu, ba na vahagheagna na komi fata bali gniagnilau kena agutua kori gol, ba na pipisiagna na komi pohe ke vahotha. </text:span><text:span text:style-name="span_.bgt_Paragraph1_scrSection_columns_scrBook_scrBody"> <text:span text:style-name="VerseNumber_.bgt_Paragraph1_scrSection_columns_scrBook_scrBody"> 4 </text:span>Na fata ke nagho keda vatoetokelaghagna na dodoromiu, na hava keda au mai kori havimiu. Na mono taluleghu ma na mono bughoro, e rua na fata ke ulaghagna thovohaliu ma a God ke toatogha ke nagho vano. </text:span><text:span text:style-name="span_.bgt_Paragraph1_scrSection_columns_scrBook_scrBody"> <text:span text:style-name="VerseNumber_.bgt_Paragraph1_scrSection_columns_scrBook_scrBody"> 5 </text:span>I hau na koi vaivine kena maimanihihia a God mena vaututunia imanea keda eia na hava ke taluhaghorea, iira kena vatoetokelaghagna na dodorodia kori puhi iangeni. Iira kena leghua na haghoredia ara taudia. </text:span><text:span text:style-name="span_.bgt_Paragraph1_scrSection_columns_scrBook_scrBody"> <text:span text:style-name="VerseNumber_.bgt_Paragraph1_scrSection_columns_scrBook_scrBody"> 6 </text:span>A Sera sikei itadia. Iia ke leghua na haghoregna a Ebraham me kiloa na vunaghigna. Gi kotida eia na komi fata ke jino moti boi mataghu, ighamu ara dathegna a Sera.</text:span></text:p>
          <text:p text:style-name="Paragraph_scrSection_columns_scrBook_scrBody"><text:span text:style-name="span_.bgt_Paragraph_scrSection_columns_scrBook_scrBody"> <text:span text:style-name="VerseNumber_.bgt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bgt_SectionHeadMinor_scrSection_columns_scrBook_scrBody">Na Velepuhi Eidia Na Komi Tinoni Kiloau</text:span></text:p>
          <text:p text:style-name="Paragraph_scrSection_columns_scrBook_scrBody"><text:span text:style-name="span_.bgt_Paragraph_scrSection_columns_scrBook_scrBody"> <text:span text:style-name="VerseNumber_.bgt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bgt_Paragraph_scrSection_columns_scrBook_scrBody"> <text:span text:style-name="VerseNumber_.bgt_Paragraph_scrSection_columns_scrBook_scrBody"> 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bgt_Paragraph_scrSection_columns_scrBook_scrBody"> <text:span text:style-name="VerseNumber_.bgt_Paragraph_scrSection_columns_scrBook_scrBody"> 10 </text:span>Vaghagna na komi Rioriso ke Tabu kena velea,</text:span></text:p>
          <text:p text:style-name="Line1_scrSection_columns_scrBook_scrBody"><text:span text:style-name="span_.bgt_Line1_scrSection_columns_scrBook_scrBody">“Gi kotida magnahaghinia na mono totogo kori havimiu,</text:span></text:p>
          <text:p text:style-name="Line1_scrSection_columns_scrBook_scrBody"><text:span text:style-name="span_.bgt_Line1_scrSection_columns_scrBook_scrBody">oti saghoi titionoa na komi haghore ke dika moti saghoi piapilau.</text:span></text:p>
          <text:p text:style-name="Line1_scrSection_columns_scrBook_scrBody"><text:span text:style-name="span_.bgt_Line1_scrSection_columns_scrBook_scrBody"> <text:span text:style-name="VerseNumber_.bgt_Line1_scrSection_columns_scrBook_scrBody">  11 </text:span>Taveti sania na komi puhi ke dika moti eia na komi puhi ke toke.</text:span></text:p>
          <text:p text:style-name="Line1_scrSection_columns_scrBook_scrBody"><text:span text:style-name="span_.bgt_Line1_scrSection_columns_scrBook_scrBody">Oti agutu heta eigna kotida mono haidu toetoke duadia na komi tinoni.</text:span></text:p>
          <text:p text:style-name="Line1_scrSection_columns_scrBook_scrBody"><text:span text:style-name="span_.bgt_Line1_scrSection_columns_scrBook_scrBody"> <text:span text:style-name="VerseNumber_.bgt_Line1_scrSection_columns_scrBook_scrBody">  12 </text:span>Oti eia na komi fata iraani eigna a Lod ke reireghi toetokera arahai kena mono jino me rongovia nidia na tarai.</text:span></text:p>
          <text:p text:style-name="Line1_scrSection_columns_scrBook_scrBody"><text:span text:style-name="span_.bgt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footnote-marker">312 = </text:span><text:span text:style-name="span_.bgt_NoteCrossHYPHENReferenceParagraph_Line1_scrSection_columns_scrBook_scrBody">Psalm 34:12-16</text:span></text:p></text:note-body></text:note></text:p>
          <text:p text:style-name="SectionHeadMinor_scrSection_columns_scrBook_scrBody"><text:span text:style-name="span_.bgt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bgt_Paragraph_scrSection_columns_scrBook_scrBody"> <text:span text:style-name="VerseNumber_.bgt_Paragraph_scrSection_columns_scrBook_scrBody">  13 </text:span>Gi kotida agutu heta bali eia na komi fata ke toke, da teo ahai keda vaparaghamu. </text:span><text:span text:style-name="span_.bgt_Paragraph_scrSection_columns_scrBook_scrBody"> <text:span text:style-name="VerseNumber_.bgt_Paragraph_scrSection_columns_scrBook_scrBody"> 14 </text:span>Keana, gi kedana vaparaghamu eigna ighamu koti eia na komi fata ke jino, a God keda vatokeghamu. Oti saghoi mataghunira arahai kena vaparaghamu moti saghoi lubatia na ghaghanamiu keda horuhaihadi. </text:span><text:span text:style-name="span_.bgt_Paragraph_scrSection_columns_scrBook_scrBody"> <text:span text:style-name="VerseNumber_.bgt_Paragraph_scrSection_columns_scrBook_scrBody"> 15 </text:span>Keana oti ghaghana bohea a Krais moti lubatia eigna keda vunaghi pungusia na havimiu. Oti mono kaikaliti hahali bali haghore tughura arahai kedana huatighamu na vunegna gi koti vaututunia a Krais. </text:span><text:span text:style-name="span_.bgt_Paragraph_scrSection_columns_scrBook_scrBody"> <text:span text:style-name="VerseNumber_.bgt_Paragraph_scrSection_columns_scrBook_scrBody"> 16 </text:span>Moti mono taluleghu moti ghaghana bohera kori vido koti haghore tughura. Oti leghu hahalia na puhi koti adoa ke jino. Gi kotida eia iangeni, arahai kena velea na komi fata ke dika eigna na puhimiu ke toke, imarea kedana maomamo nidia. </text:span><text:span text:style-name="span_.bgt_Paragraph_scrSection_columns_scrBook_scrBody"> <text:span text:style-name="VerseNumber_.bgt_Paragraph_scrSection_columns_scrBook_scrBody"> 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bgt_Paragraph_scrSection_columns_scrBook_scrBody"> <text:span text:style-name="VerseNumber_.bgt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bgt_Paragraph_scrSection_columns_scrBook_scrBody"> <text:span text:style-name="VerseNumber_.bgt_Paragraph_scrSection_columns_scrBook_scrBody"> 19 </text:span>Mi kori nigna na mana na Tarunga ke Tabu, a Krais ke vano me titiono tadia na komi tarunga kena mono kori meleha papara. </text:span><text:span text:style-name="span_.bgt_Paragraph_scrSection_columns_scrBook_scrBody"> <text:span text:style-name="VerseNumber_.bgt_Paragraph_scrSection_columns_scrBook_scrBody"> 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bgt_Paragraph_scrSection_columns_scrBook_scrBody"> <text:span text:style-name="VerseNumber_.bgt_Paragraph_scrSection_columns_scrBook_scrBody"> 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bgt_Paragraph_scrSection_columns_scrBook_scrBody"> <text:span text:style-name="VerseNumber_.bgt_Paragraph_scrSection_columns_scrBook_scrBody"> 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Puhi Ke Nabadia Arahai Kena Vaututuni</text:span></text:p>
          <text:p text:style-name="ChapterNumber1"><text:span text:style-name="ChapterNumber_.bgt_Paragraph1_scrSection_columns_scrBook_scrBody">4</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bgt_Paragraph1_scrSection_columns_scrBook_scrBody"> <text:span text:style-name="VerseNumber_.bgt_Paragraph1_scrSection_columns_scrBook_scrBody"> 2 </text:span>Imanea ke taveti sania na koakoa eigna keda boi leghua mua nigna na komi vanohehe ke dika kori vido ke talu havi mua kori maramagna. Keana imanea keda leghua vamua nigna na vanohehe a God. </text:span><text:span text:style-name="span_.bgt_Paragraph1_scrSection_columns_scrBook_scrBody"> <text:span text:style-name="VerseNumber_.bgt_Paragraph1_scrSection_columns_scrBook_scrBody"> 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bgt_Paragraph_scrSection_columns_scrBook_scrBody"> <text:span text:style-name="VerseNumber_.bgt_Paragraph_scrSection_columns_scrBook_scrBody">  4 </text:span>Keana ikageeni na komi tinoni bongihehe kena vere nidia itamiu eigna koti boi eia duadia na komi thagi puhi ke dika irangeni, mena haghore diadikalaghamu. </text:span><text:span text:style-name="span_.bgt_Paragraph_scrSection_columns_scrBook_scrBody"> <text:span text:style-name="VerseNumber_.bgt_Paragraph_scrSection_columns_scrBook_scrBody"> 5 </text:span>Keana oti saghoi vaovarongo itadia eigna ivughei valiha imarea kedana titiono aua tagna a God na komi fata kena eia. Ma a God ke kaikaliti bali fatera arahai kena havi ma arahai kena thehe ghohi. </text:span><text:span text:style-name="span_.bgt_Paragraph_scrSection_columns_scrBook_scrBody"> <text:span text:style-name="VerseNumber_.bgt_Paragraph_scrSection_columns_scrBook_scrBody"> 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bgt_Paragraph_scrSection_columns_scrBook_scrBody"> <text:span text:style-name="VerseNumber_.bgt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bgt_Paragraph_scrSection_columns_scrBook_scrBody"> <text:span text:style-name="VerseNumber_.bgt_Paragraph_scrSection_columns_scrBook_scrBody">  8 </text:span>Na fata ke nagho vano, oti veidothovighi kori hehemiu doudolu. Gi kotida dothovira na komi tinoni, ighamu kotida talutavogha na paluhadia kori vido kena eia na dika itamiu. </text:span><text:span text:style-name="span_.bgt_Paragraph_scrSection_columns_scrBook_scrBody"> <text:span text:style-name="VerseNumber_.bgt_Paragraph_scrSection_columns_scrBook_scrBody"> 9 </text:span>Oti kalitira ara kulamiu kiloau kori vathemiu. E boi toke kotida bosi nimiu na eiagna iangeni. </text:span><text:span text:style-name="span_.bgt_Paragraph_scrSection_columns_scrBook_scrBody"> <text:span text:style-name="VerseNumber_.bgt_Paragraph_scrSection_columns_scrBook_scrBody"> 10 </text:span>A God ke heghamu soasopa sonihathavu bali eia na agutu keda hathera arahai tavogha. Moti agutu toetoke kori sonihathavu ke heghamu. </text:span><text:span text:style-name="span_.bgt_Paragraph_scrSection_columns_scrBook_scrBody"> <text:span text:style-name="VerseNumber_.bgt_Paragraph_scrSection_columns_scrBook_scrBody"> 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bgt_SectionHeadMinor_scrSection_columns_scrBook_scrBody">Ighita Katida Totogo Kori Vido Katida Papara</text:span></text:p>
          <text:p text:style-name="Paragraph_scrSection_columns_scrBook_scrBody"><text:span text:style-name="span_.bgt_Paragraph_scrSection_columns_scrBook_scrBody"> <text:span text:style-name="VerseNumber_.bgt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bgt_Paragraph_scrSection_columns_scrBook_scrBody"> <text:span text:style-name="VerseNumber_.bgt_Paragraph_scrSection_columns_scrBook_scrBody"> 13 </text:span>Oti totogo eigna ighamu koti tangomana na papara vaghagna a Krais ke papara. Oti eia iangeni eigna nimiu na totogo keda hutu vano mua kori vido a Krais keda tabiru mai kori nigna na mana ke hutu. </text:span><text:span text:style-name="span_.bgt_Paragraph_scrSection_columns_scrBook_scrBody"> <text:span text:style-name="VerseNumber_.bgt_Paragraph_scrSection_columns_scrBook_scrBody"> 14 </text:span>Kori vido na komi tinoni kena haghore diadikalaghamu eigna koti leghua a Krais, oti totogo eigna na haghore diadikalaghamugna kena eia ke tateli aua nigna na Tarunga a God ke pukuni mana puala ke mono duamiu. </text:span><text:span text:style-name="span_.bgt_Paragraph_scrSection_columns_scrBook_scrBody"> <text:span text:style-name="VerseNumber_.bgt_Paragraph_scrSection_columns_scrBook_scrBody"> 15 </text:span>E boi toke gi kotida hatia na papara eigna koti thabu vathehea na tinoni, ba oti biabilau, ba oti boi leghua kekeha mua na vetula, ba oti diadikala nidia na agutu arahai tavogha. </text:span><text:span text:style-name="span_.bgt_Paragraph_scrSection_columns_scrBook_scrBody"> <text:span text:style-name="VerseNumber_.bgt_Paragraph_scrSection_columns_scrBook_scrBody"> 16 </text:span>Keana gi kedana vaparaghamu eigna ighamu koti leghua a Krais, oti saghoi maomamo. Oti veletokea vamua a God eigna na komi tinoni kena adoa ighamu koti nigna a Krais.</text:span></text:p>
          <text:p text:style-name="Paragraph_scrSection_columns_scrBook_scrBody"><text:span text:style-name="span_.bgt_Paragraph_scrSection_columns_scrBook_scrBody"> <text:span text:style-name="VerseNumber_.bgt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bgt_Paragraph_scrSection_columns_scrBook_scrBody"> <text:span text:style-name="VerseNumber_.bgt_Paragraph_scrSection_columns_scrBook_scrBody"> 18 </text:span>Na komi Rioriso ke Tabu kena velea,</text:span></text:p>
          <text:p text:style-name="Line1_scrSection_columns_scrBook_scrBody"><text:span text:style-name="span_.bgt_Line1_scrSection_columns_scrBook_scrBody">“Gi keda vahotha na vahaviragna na komi tinoni kena jino,</text:span></text:p>
          <text:p text:style-name="Line1_scrSection_columns_scrBook_scrBody"><text:span text:style-name="span_.bgt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footnote-marker">418 = </text:span><text:span text:style-name="span_.bgt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bgt_Paragraph_scrSection_columns_scrBook_scrBody"> <text:span text:style-name="VerseNumber_.bgt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Mara Kena Baubatu Kori Kiloau</text:span></text:p>
          <text:p text:style-name="ChapterNumber1"><text:span text:style-name="ChapterNumber_.bgt_Paragraph1_scrSection_columns_scrBook_scrBody">5</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bgt_Paragraph1_scrSection_columns_scrBook_scrBody"> <text:span text:style-name="VerseNumber_.bgt_Paragraph1_scrSection_columns_scrBook_scrBody"> 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bgt_Paragraph1_scrSection_columns_scrBook_scrBody"> <text:span text:style-name="VerseNumber_.bgt_Paragraph1_scrSection_columns_scrBook_scrBody"> 3 </text:span>Saghoi hurura arahai koti batura vaghagna ighamu koti vunaghidia, keana oti tateli vanira na puhimiu ke nabagna kedana leghua. </text:span><text:span text:style-name="span_.bgt_Paragraph1_scrSection_columns_scrBook_scrBody"> <text:span text:style-name="VerseNumber_.bgt_Paragraph1_scrSection_columns_scrBook_scrBody"> 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bgt_Paragraph_scrSection_columns_scrBook_scrBody"> <text:span text:style-name="VerseNumber_.bgt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bgt_Line1_scrSection_columns_scrBook_scrBody">“A God ke sokara pungusira arahai kena tautalunagho,</text:span></text:p>
          <text:p text:style-name="Line1_scrSection_columns_scrBook_scrBody"><text:span text:style-name="span_.bgt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footnote-marker">55 = </text:span><text:span text:style-name="span_.bgt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bgt_ParagraphContinuation_scrSection_columns_scrBook_scrBody"> <text:span text:style-name="VerseNumber_.bgt_ParagraphContinuation_scrSection_columns_scrBook_scrBody">  6 </text:span>Oti sasaa na mono taluleghu saragna na mana ke hutu nigna a God. Gi kotida eia iangeni, imanea keda vahaihadighamu kori maghavu ke vahia. </text:span><text:span text:style-name="span_.bgt_ParagraphContinuation_scrSection_columns_scrBook_scrBody"> <text:span text:style-name="VerseNumber_.bgt_ParagraphContinuation_scrSection_columns_scrBook_scrBody"> 7 </text:span>Kori vido ke horuhaihadi na ghaghanamiu eigna sa fata, oti vaututunia a God keda hatheghamu, eigna imanea ke toghaghamu me reireghighamu.</text:span></text:p>
          <text:p text:style-name="Paragraph_scrSection_columns_scrBook_scrBody"><draw:frame draw:style-name="fr2" draw:name="Frame2" text:anchor-type="paragraph" draw:z-index="1" svg:width="342pt" svg:height="220.784810126582pt"><draw:text-box fo:min-height="1in"><draw:frame draw:style-name="gr2" draw:name="Graphics2" text:anchor-type="paragraph" svg:width="342pt" svg:height="220.784810126582pt"><draw:image xlink:type="simple" xlink:show="embed" xlink:actuate="onLoad" xlink:href="Pictures/1.tif"/><svg:title>1.tif</svg:title></draw:frame><text:p text:style-name="span_.bgt_pictureCaption_pictureCenter_Paragraph_scrSection_columns_scrBook_scrBody"><text:p text:style-name="span_.bgt_pictureCaption_pictureCenter_Paragraph_scrSection_columns_scrBook_scrBody">Satan ke vaghagna na laion ke nguru</text:p></text:p></draw:text-box><text:span text:style-name="span_.bgt_Paragraph_scrSection_columns_scrBook_scrBody"> <text:span text:style-name="VerseNumber_.bgt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bgt_Paragraph_scrSection_columns_scrBook_scrBody"> <text:span text:style-name="VerseNumber_.bgt_Paragraph_scrSection_columns_scrBook_scrBody">  9 </text:span>Oti sokara pungusia a Satan moti sokara ngasi kori nimiu na vaututuni, eigna ighamu koti adoa na komi thagi papara ke padaghamu ke padara mua ara kulamiu kiloau kena mono ivei mi vei kori maramagna.</text:span></draw:frame><text:p text:style-name="Paragraph_scrSection_columns_scrBook_scrBody"><text:span text:style-name="span_.bgt_Paragraph_scrSection_columns_scrBook_scrBody"> <text:span text:style-name="VerseNumber_.bgt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bgt_Paragraph_scrSection_columns_scrBook_scrBody"> <text:span text:style-name="VerseNumber_.bgt_Paragraph_scrSection_columns_scrBook_scrBody"> 11 </text:span>A God keda vunaghi pungusira na komi fata gougovu ke hau me hau. Amen.</text:span></text:p><text:p text:style-name="SectionHeadMinor_scrSection_columns_scrBook_scrBody"><text:span text:style-name="span_.bgt_SectionHeadMinor_scrSection_columns_scrBook_scrBody">Na Vagovui Haghore</text:span></text:p><text:p text:style-name="Paragraph_scrSection_columns_scrBook_scrBody"><text:span text:style-name="span_.bgt_Paragraph_scrSection_columns_scrBook_scrBody"> <text:span text:style-name="VerseNumber_.bgt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text:p text:style-name="Paragraph_scrSection_columns_scrBook_scrBody"><text:span text:style-name="span_.bgt_Paragraph_scrSection_columns_scrBook_scrBody"> <text:span text:style-name="VerseNumber_.bgt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bgt_Paragraph_scrSection_columns_scrBook_scrBody"> <text:span text:style-name="VerseNumber_.bgt_Paragraph_scrSection_columns_scrBook_scrBody"> 14 </text:span>Oti veikubaeghi</text:span><text:note text:id="ftn13" text:note-class="footnote"><text:note-citation text:label="†">†</text:note-citation><text:note-body><text:p text:style-name="NoteGeneralParagraph"><text:span text:style-name="NoteGeneralParagraph..footnote-marker">514 = </text:span><text:span text:style-name="span_.bgt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 text:c="1"/><text:span text:style-name="span_.bgt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text:p text:style-name="ParagraphContinuation_scrSection_columns_scrBook_scrBody"><text:span text:style-name="span_.bgt_ParagraphContinuation_scrSection_columns_scrBook_scrBody">18-Nov-2008@09:35, Backup Description=14-Nov-2008@14:29, karoline - </text:span></text:p></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bgt_scrBook_scrBody" style:family="text" style:parent-style-name="scrBook_scrBody">
      <style:text-properties text:display="inline" fo:font-size="0pt" style:font-size-complex="0pt" fo:color="#ffffff"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style:font-weight-complex="700" fo:font-style="normal" fo:font-family="Charis SIL" style:font-name-complex="Charis SIL" fo:font-size="20pt" style:font-size-complex="20pt"/>
    </style:style>
    <style:style xmlns:style="urn:oasis:names:tc:opendocument:xmlns:style:1.0" style:name="TitleSecondary_.bgt_TitleMain_scrBook_scrBody" style:family="paragraph" style:parent-style-name="TitleMain_scrBook_scrBody">
      <style:text-properties text:display="block" fo:language="zxx" fo:country="none"/>
    </style:style>
    <style:style xmlns:style="urn:oasis:names:tc:opendocument:xmlns:style:1.0" style:name="span_.bgt_TitleMain_scrBook_scrBody" style:family="text" style:parent-style-name="TitleMain_scrBook_scrBody">
      <style:text-properties fo:language="zxx"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height-at-least="12pt"/>
      <style:text-properties fo:font-weight="700" style:font-weight-complex="700" fo:font-style="normal" fo:font-family="Charis SIL" style:font-name-complex="Charis SIL" fo:font-size="10pt" style:font-size-complex="10pt"/>
    </style:style>
    <style:style xmlns:style="urn:oasis:names:tc:opendocument:xmlns:style:1.0" style:name="span_.bgt_IntroSectionHead_scrIntroSection_scrBook_scrBody" style:family="text" style:parent-style-name="IntroSectionHead_scrIntroSection_scrBook_scrBody">
      <style:text-properties fo:language="zxx"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height-at-least="12pt"/>
      <style:text-properties fo:font-family="Charis SIL" style:font-name-complex="Charis SIL" fo:font-size="10pt" style:font-size-complex="10pt"/>
    </style:style>
    <style:style xmlns:style="urn:oasis:names:tc:opendocument:xmlns:style:1.0" style:name="span_.bgt_IntroParagraph_scrIntroSection_scrBook_scrBody" style:family="text" style:parent-style-name="IntroParagraph_scrIntroSection_scrBook_scrBody">
      <style:text-properties fo:language="zxx"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height-at-least="12pt"/>
      <style:text-properties fo:font-family="Charis SIL" style:font-name-complex="Charis SIL" fo:font-size="10pt" style:font-size-complex="10pt"/>
    </style:style>
    <style:style xmlns:style="urn:oasis:names:tc:opendocument:xmlns:style:1.0" style:name="span_.bgt_IntroListItem1_scrIntroSection_scrBook_scrBody" style:family="text" style:parent-style-name="IntroListItem1_scrIntroSectio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height-at-least="13pt"/>
      <style:text-properties fo:font-family="Charis SIL" style:font-name-complex="Charis SIL" fo:font-size="11pt" style:font-size-complex="11pt"/>
    </style:style>
    <style:style xmlns:style="urn:oasis:names:tc:opendocument:xmlns:style:1.0" style:name="ChapterNumber_.bgt_Paragraph1_scrSection_columns_scrBook_scrBody" style:family="text" style:parent-style-name="Paragraph1_scrSection_columns_scrBook_scrBody">
      <style:text-properties fo:font-weight="700" style:font-weight-complex="700" fo:font-family="Charis SIL" style:font-name-complex="Charis SIL" fo:country="none" fo:language="zxx"/>
    </style:style>
    <style:style xmlns:style="urn:oasis:names:tc:opendocument:xmlns:style:1.0" style:name="VerseNumber1_.bgt_Paragraph1_scrSection_columns_scrBook_scrBody" style:family="text" style:parent-style-name="Paragraph1_scrSection_columns_scrBook_scrBody">
      <style:text-properties text:display="none" fo:language="zxx" fo:country="none"/>
    </style:style>
    <style:style xmlns:style="urn:oasis:names:tc:opendocument:xmlns:style:1.0" style:name="span_.bgt_Paragraph1_scrSection_columns_scrBook_scrBody" style:family="text" style:parent-style-name="Paragraph1_scrSection_columns_scrBook_scrBody">
      <style:text-properties fo:language="zxx" fo:country="none"/>
    </style:style>
    <style:style xmlns:style="urn:oasis:names:tc:opendocument:xmlns:style:1.0" style:name="VerseNumber_.bgt_Paragraph1_scrSection_columns_scrBook_scrBody" style:family="text" style:parent-style-name="Paragraph1_scrSection_columns_scrBook_scrBody">
      <style:text-properties fo:font-family="Charis SIL" style:font-name-complex="Charis SIL" fo:font-size="6pt" style:font-size-complex="6pt" fo:language="zxx"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bgt_SectionHeadMinor_scrSection_columns_scrBook_scrBody" style:family="text" style:parent-style-name="SectionHeadMinor_scrSection_columns_scrBook_scrBody">
      <style:text-properties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height-at-least="13pt"/>
      <style:text-properties fo:font-family="Charis SIL" style:font-name-complex="Charis SIL" fo:font-size="11pt" style:font-size-complex="11pt"/>
    </style:style>
    <style:style xmlns:style="urn:oasis:names:tc:opendocument:xmlns:style:1.0" style:name="VerseNumber_.bgt_Paragraph_scrSection_columns_scrBook_scrBody" style:family="text" style:parent-style-name="Paragraph_scrSection_columns_scrBook_scrBody">
      <style:text-properties fo:font-family="Charis SIL" style:font-name-complex="Charis SIL" fo:font-size="6pt" style:font-size-complex="6pt" fo:language="zxx" fo:country="none"/>
    </style:style>
    <style:style xmlns:style="urn:oasis:names:tc:opendocument:xmlns:style:1.0" style:name="span_.bgt_Paragraph_scrSection_columns_scrBook_scrBody" style:family="text" style:parent-style-name="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NoteCrossHYPHENReference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Paragraph_scrSection_columns_scrBook_scrBody" style:family="text" style:parent-style-name="NoteCrossHYPHENReferenceParagraph_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style:font-name-complex="Charis SIL" fo:font-size="11pt" style:font-size-complex="11pt"/>
    </style:style>
    <style:style xmlns:style="urn:oasis:names:tc:opendocument:xmlns:style:1.0" style:name="span_.bgt_Line1_scrSection_columns_scrBook_scrBody" style:family="text" style:parent-style-name="Line1_scrSection_columns_scrBook_scrBody">
      <style:text-properties fo:language="zxx" fo:country="none"/>
    </style:style>
    <style:style xmlns:style="urn:oasis:names:tc:opendocument:xmlns:style:1.0" style:name="VerseNumber_.bgt_Line1_scrSection_columns_scrBook_scrBody" style:family="text" style:parent-style-name="Line1_scrSection_columns_scrBook_scrBody">
      <style:text-properties fo:font-family="Charis SIL" style:font-name-complex="Charis SIL" fo:font-size="6pt" style:font-size-complex="6pt" fo:language="zxx" fo:country="none"/>
    </style:style>
    <style:style xmlns:style="urn:oasis:names:tc:opendocument:xmlns:style:1.0" style:name="NoteCrossHYPHENReferenceParagraph_Line1_scrSection_columns_scrBook_scrBody" style:family="text" style:parent-style-name="Line1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Line1_scrSection_columns_scrBook_scrBody" style:family="text" style:parent-style-name="NoteCrossHYPHENReferenceParagraph_Line1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span_.bgt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Emphasis_.bgt_NoteGeneralParagraph_Paragraph_scrSection_columns_scrBook_scrBody" style:family="text" style:parent-style-name="NoteGeneralParagraph_Paragraph_scrSection_columns_scrBook_scrBody">
      <style:text-properties fo:font-style="italic" fo:font-family="Charis SIL" style:font-name-complex="Charis SIL" fo:language="zxx" fo:country="none"/>
    </style:style>
    <style:style xmlns:style="urn:oasis:names:tc:opendocument:xmlns:style:1.0" style:name="VerseNumber_.bgt_ParagraphContinuation_scrSection_columns_scrBook_scrBody" style:family="text" style:parent-style-name="ParagraphContinuation_scrSection_columns_scrBook_scrBody">
      <style:text-properties fo:font-family="Charis SIL" style:font-name-complex="Charis SIL" fo:font-size="6pt" style:font-size-complex="6pt"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bgt_pictureCaption_pictureCenter_Paragraph_scrSection_columns_scrBook_scrBody" style:family="paragraph" style:parent-style-name="pictureCaption_pictureCenter_Paragraph_scrSection_columns_scrBook_scrBody">
      <style:text-properties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16pt"/>
      <style:text-properties fo:font-size="14pt"/>
    </style:style>
    <style:style style:family="paragraph" style:name="ChapterNumber1"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height-at-least="12pt"/>
      <style:text-properties fo:font-family="Charis SIL" fo:font-size="10pt"/>
    </style:style>
    <style:style style:name="IntroParagraph" style:family="paragraph" style:parent-style-name="none">
      <style:paragraph-properties fo:text-indent="14.4pt" fo:margin-left="0pt" style:line-height-at-least="12pt"/>
      <style:text-properties fo:font-family="Charis SIL" fo:font-size="10pt"/>
    </style:style>
    <style:style style:name="IntroSectionHead" style:family="paragraph" style:parent-style-name="none">
      <style:paragraph-properties fo:text-indent="0pt" fo:margin-left="0pt" fo:margin-top="3pt" fo:margin-bottom="3pt" fo:text-align="justify" style:line-height-at-least="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fo:font-size="11pt"/>
    </style:style>
    <style:style style:name="NoteCrossHYPHENReferenceParagraph" style:family="paragraph" style:parent-style-name="none">
      <style:paragraph-properties fo:text-indent="0pt" fo:margin-left="0pt" style:line-height-at-least="9pt"/>
      <style:text-properties text:display="prince-footnote" fo:font-family="Charis SIL" fo:font-size="9pt"/>
    </style:style>
    <style:style style:name="NoteCrossHYPHENReferenceParagraph..footnote-call" style:family="text" style:parent-style-name="none">
      <style:text-properties fo:color="#800080" fo:font-size="11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height-at-least="9pt"/>
      <style:text-properties text:display="prince-footnote" fo:font-family="Charis SIL" fo:font-size="9pt"/>
    </style:style>
    <style:style style:name="NoteGeneralParagraph..footnote-call" style:family="text" style:parent-style-name="none">
      <style:text-properties fo:color="#800080" fo:font-size="11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graph1" style:family="paragraph" style:parent-style-name="none">
      <style:paragraph-properties fo:margin-left="0pt" style:line-height-at-least="13pt"/>
      <style:text-properties fo:font-family="Charis SIL" fo:font-size="11pt"/>
    </style:style>
    <style:style style:name="parallelpassagereference" style:family="paragraph" style:parent-style-name="none">
      <style:paragraph-properties style:line-height-at-least="13pt"/>
      <style:text-properties fo:font-size="11pt"/>
    </style:style>
    <style:style style:name="scrBook" style:family="paragraph" style:parent-style-name="none"/>
    <style:style style:name="scrBookName" style:family="paragraph" style:parent-style-name="none">
      <style:text-properties text:display="inline" fo:font-size="0pt" fo:color="#ffffff"/>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2pt" fo:keep-with-next="always" fo:orphans="2"/>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height-at-least="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iot" style:family="paragraph" style:parent-style-name="none">
      <style:paragraph-properties fo:keep-with-next="always" fo:widows="2"/>
    </style:style>
    <style:style style:name="pictureColumn" style:family="paragraph" style:parent-style-name="non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text-align="end" style:justify-single-word="false" style:writing-mode="page"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style:mirror="none"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start" style:justify-single-word="false"/>
    </style:style>
    <style:style style:name="MT1" style:family="text">
      <style:text-properties style:font-name="Times New Roman" style:font-name-asian="Times New Roman" style:font-name-complex="Times New Roman" fo:font-size="12pt"/>
      <style:paragraph-properties fo:text-align="start" style:justify-single-word="false" fo:background-color="#ffffff"/>
    </style:style>
    <style:style style:name="MT3" style:family="text">
      <style:text-properties style:font-name="Charis SIL" style:font-name-asian="Charis SIL" style:font-name-complex="Charis SIL" fo:font-size="12pt"/>
      <style:paragraph-properties fo:text-align="end" style:justify-single-word="false" fo:background-color="#ffffff"/>
    </style:style>
    <style:style style:name="Mfr1" style:family="graphic" style:parent-style-name="Frame">
      <style:graphic-properties style:vertical-pos="from-top" style:vertical-rel="page" style:horizontal-pos="lef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footer>
        <text:p text:style-name="Footer">
          <text:tab/>
          <text:span text:style-name="MT3">
            <text:page-number text:select-page="current">4</text:page-number>
          </text:span>
        </text:p>
      </style:footer>
    </style:master-page>
    <style:master-page style:name="XHTML" style:page-layout-name="pm2" style:next-style-name="XHTML">
      <style:header>
        <text:p text:style-name="Header">
          <text:tab/>
          <text:span text:style-name="MT1">
            <text:variable-get text:name="Left_Guideword_L" office:value-type="string"/>
          </text:span>
        </text:p>
      </style:header>
      <style:footer>
        <text:p text:style-name="Footer">
          <text:tab/>
          <text:span text:style-name="MT3">
            <text:page-number text:select-page="current">4</text:page-number>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1-03T19:22:47</meta:creation-date>
    <dc:creator>Samdoss</dc:creator>
    <dc:date>2017-01-03T19:22:4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pathway\src\Test\PsExport\TestFiles\Output\T2\Preserve1pe"
Const IsPreview = "False"
Const RunMacroFirstTime = "True"
Const IsCoverImageInserted = "false"
Const IsTOC = "fals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